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officeooo:rsid="00e04c16" officeooo:paragraph-rsid="00e04c16" style:font-size-asian="17.5pt" style:font-weight-asian="bold" style:font-size-complex="20pt" style:font-weight-complex="bold"/>
    </style:style>
    <style:style style:name="P4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df81df" officeooo:paragraph-rsid="00df81df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df81df" officeooo:paragraph-rsid="00e345f5" style:font-size-asian="10.5pt" style:font-weight-asian="normal" style:font-size-complex="12pt" style:font-weight-complex="normal"/>
    </style:style>
    <style:style style:name="P6" style:family="paragraph" style:parent-style-name="Standard" style:list-style-name="L5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df81df" officeooo:paragraph-rsid="00e71892" style:font-size-asian="10.5pt" style:font-weight-asian="normal" style:font-size-complex="12pt" style:font-weight-complex="normal"/>
    </style:style>
    <style:style style:name="P7" style:family="paragraph" style:parent-style-name="Standard" style:list-style-name="L6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df81df" officeooo:paragraph-rsid="00e720ec" style:font-size-asian="10.5pt" style:font-weight-asian="normal" style:font-size-complex="12pt" style:font-weight-complex="normal"/>
    </style:style>
    <style:style style:name="P8" style:family="paragraph" style:parent-style-name="Standard" style:list-style-name="L6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df81df" officeooo:paragraph-rsid="00eeda29" style:font-size-asian="10.5pt" style:font-weight-asian="normal" style:font-size-complex="12pt" style:font-weight-complex="normal"/>
    </style:style>
    <style:style style:name="P9" style:family="paragraph" style:parent-style-name="Standard" style:list-style-name="L7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df81df" officeooo:paragraph-rsid="00ea830b" style:font-size-asian="10.5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df81df" officeooo:paragraph-rsid="00eb0a13" style:font-size-asian="10.5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df81df" officeooo:paragraph-rsid="00ebd9f3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15272" officeooo:paragraph-rsid="00e15272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2a520" officeooo:paragraph-rsid="00e2a520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345f5" officeooo:paragraph-rsid="00e345f5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5c5fb" officeooo:paragraph-rsid="00e5c5fb" style:font-size-asian="10.5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71892" officeooo:paragraph-rsid="00e7189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720ec" officeooo:paragraph-rsid="00e720ec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720ec" officeooo:paragraph-rsid="00ea830b" style:font-size-asian="10.5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720ec" officeooo:paragraph-rsid="00ea830b" style:font-size-asian="10.5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91879" officeooo:paragraph-rsid="00e720ec" style:font-size-asian="10.5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91879" officeooo:paragraph-rsid="00ea830b" style:font-size-asian="10.5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a830b" officeooo:paragraph-rsid="00ea830b" style:font-size-asian="10.5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margin-top="0.199cm" fo:margin-bottom="0.3cm" style:contextual-spacing="false" fo:text-align="justify" style:justify-single-word="false"/>
      <style:text-properties style:font-name="Calibri1" fo:font-size="12pt" fo:font-weight="normal" officeooo:rsid="00eb0a13" officeooo:paragraph-rsid="00eb0a13" style:font-size-asian="10.5pt" style:font-weight-asian="normal" style:font-size-complex="12pt" style:font-weight-complex="normal"/>
    </style:style>
    <style:style style:name="T1" style:family="text">
      <style:text-properties officeooo:rsid="00e345f5"/>
    </style:style>
    <style:style style:name="T2" style:family="text">
      <style:text-properties officeooo:rsid="00e44933"/>
    </style:style>
    <style:style style:name="T3" style:family="text">
      <style:text-properties officeooo:rsid="00e71892"/>
    </style:style>
    <style:style style:name="T4" style:family="text">
      <style:text-properties officeooo:rsid="00e720ec"/>
    </style:style>
    <style:style style:name="T5" style:family="text">
      <style:text-properties officeooo:rsid="00e7bb0c"/>
    </style:style>
    <style:style style:name="T6" style:family="text">
      <style:text-properties officeooo:rsid="00e91879"/>
    </style:style>
    <style:style style:name="T7" style:family="text">
      <style:text-properties officeooo:rsid="00ea830b"/>
    </style:style>
    <style:style style:name="T8" style:family="text">
      <style:text-properties officeooo:rsid="00eb0a13"/>
    </style:style>
    <style:style style:name="T9" style:family="text">
      <style:text-properties officeooo:rsid="00ebd9f3"/>
    </style:style>
    <style:style style:name="T10" style:family="text">
      <style:text-properties officeooo:rsid="00ed4e77"/>
    </style:style>
    <style:style style:name="T11" style:family="text">
      <style:text-properties officeooo:rsid="00eeda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 Marasigan</text:p>
      <text:p text:style-name="P2">SMX2B – M07 Serveix de Xarxa</text:p>
      <text:p text:style-name="P3">Historia de la WWW</text:p>
      <text:list xml:id="list3841236719534389617" text:style-name="L1">
        <text:list-item>
          <text:p text:style-name="P4">Què és l'hipertext?</text:p>
        </text:list-item>
      </text:list>
      <text:list xml:id="list4286787448366976392" text:style-name="L2">
        <text:list-item>
          <text:p text:style-name="P12">L'hipertext és una eina de programari amb estructura no seqüencial que permet crear, afegir, enllaçar i compartir informació de diverses fonts per mitjà d'enllaços associatius.</text:p>
        </text:list-item>
      </text:list>
      <text:list xml:id="list1862794594" text:continue-list="list3841236719534389617" text:style-name="L1">
        <text:list-item>
          <text:p text:style-name="P4">Quin any es va crear la World Wide Web? Per quina raó es va crear? Quin era el seu objectiu?</text:p>
        </text:list-item>
      </text:list>
      <text:list xml:id="list607891833733452605" text:style-name="L3">
        <text:list-item>
          <text:p text:style-name="P13">Durant els anys 1989 - 1990 es van fer proves del nou sistema de hipertext però lo que seria el projecte definitiu del WWW es remonta al Març de 1991. <text:s text:c="2"/></text:p>
        </text:list-item>
        <text:list-item>
          <text:p text:style-name="P14">Aquest sistema va durar fins a 1993, quan la International Standards Organization (ISO) va estandarditzar el llenguatge Hypertext Markup Language (HTML).</text:p>
        </text:list-item>
        <text:list-item>
          <text:p text:style-name="P5"><text:span text:style-name="T1">WWW se creó porqué hasta entonces, los documentos se editaban mediante TeX y PostScript, pero estos lenguajes eran demasiado complicados. Antes de 1990, Internet era un archipiélago de ordenadores y no se podia cruzar de una dirección a otra pulsando un enlace como ahora. Tampoco existían los buscadores ni integrar imágenes a causa de que no habían nacido </text:span><text:span text:style-name="T2">el modo gráfico.</text:span></text:p>
        </text:list-item>
      </text:list>
      <text:list xml:id="list768811051" text:continue-list="list1862794594" text:style-name="L1">
        <text:list-item>
          <text:p text:style-name="P4">Què és el W3C?</text:p>
        </text:list-item>
      </text:list>
      <text:list xml:id="list4448576367527710772" text:style-name="L4">
        <text:list-item>
          <text:p text:style-name="P15">El World Wide Web Consortium, abreujat W3C, és un consorci internacional que produeix recomanacions per la World Wide Web. </text:p>
        </text:list-item>
        <text:list-item>
          <text:p text:style-name="P15">Està dirigida per Tim Berners-Lee, el creador original d'URL (Uniform Resource Locator, Localitzador Uniforme de Recursos), HTTP (HyperText Transfer Protocol, Protocol de Transferència d'Hipertext) i HTML (Hyper Text Markup Language, Llenguatge de Marcat d'Hipertext) que són les principals tecnologies sobre les quals es basa la web.</text:p>
        </text:list-item>
      </text:list>
      <text:list xml:id="list1509422735" text:continue-list="list768811051" text:style-name="L1">
        <text:list-item>
          <text:p text:style-name="P4">Què va ser Mosaic? Quines eren les seues principals caracterrístiques?</text:p>
        </text:list-item>
      </text:list>
      <text:list xml:id="list2350070124587062517" text:style-name="L5">
        <text:list-item>
          <text:p text:style-name="P16">Mosaic fou un navegador gràfic que funcionaba en SO X Windows.</text:p>
        </text:list-item>
        <text:list-item>
          <text:p text:style-name="P6"><text:span text:style-name="T3">Mosaic permetia que Internet pogués ser explorada mitjançant </text:span><text:soft-page-break/><text:span text:style-name="T3">simples clics de ratolí (els navegadors anteriors eren en mode text i s'usaven amb el teclat), i la incorporació d'imatges al text no només va introduir el concepte de multimèdia a Internet, sinó que també permetia algun tipus de disseny gràfic en el nounat mitjà que era llavors la web.</text:span></text:p>
        </text:list-item>
      </text:list>
      <text:list xml:id="list836096673" text:continue-list="list1509422735" text:style-name="L1">
        <text:list-item>
          <text:p text:style-name="P4">En el seus origens, la World Wide Web servia per visualitzar test. Com ha evolucionat? Dóna la teua opinió.</text:p>
        </text:list-item>
      </text:list>
      <text:p text:style-name="P17"><text:tab/>WWW va evolucionar desde els seus orígens com les característiques:</text:p>
      <text:list xml:id="list5902729824388198305" text:style-name="L6">
        <text:list-item>
          <text:p text:style-name="P7"><text:span text:style-name="T4">Disseny de les interfícies gràfi</text:span><text:span text:style-name="T10">qu</text:span><text:span text:style-name="T4">es: Han millorat molt aquesta característica quant a les finestres dels navegadors, web, el contingut de moltes pàgines, </text:span><text:span text:style-name="T5">el colorit i les interaccions de les pàgines,</text:span><text:span text:style-name="T4"> etc.</text:span></text:p>
        </text:list-item>
        <text:list-item>
          <text:p text:style-name="P8"><text:span text:style-name="T11">Disseny de les fonts de text: Han millorat l'estil de les fonts, des de ser sencilles a ser molt currades a nivell de presentació, 3D, filtres, colors, etc.</text:span></text:p>
          <text:p text:style-name="P20"/>
        </text:list-item>
      </text:list>
      <text:list xml:id="list1490516454" text:continue-list="list836096673" text:style-name="L1">
        <text:list-item>
          <text:p text:style-name="P4">En els seus orígens, laWorld Wide Web seriva para intercanviar informació. Com ha evolucionat? Dóna la teua opinió.</text:p>
          <text:p text:style-name="P18">WWW va evolucionar desde els seus orígens com les característiques:</text:p>
        </text:list-item>
      </text:list>
      <text:list xml:id="list6762244031708894770" text:style-name="L7">
        <text:list-item>
          <text:p text:style-name="P22">Pàgines estàtiques --&gt; Pàgines dinàmiques</text:p>
        </text:list-item>
        <text:list-item>
          <text:p text:style-name="P19">Buscadors web: La velocitat de cerca de buscadors web, és molt més superior que desde fa uns 20 anys. </text:p>
        </text:list-item>
        <text:list-item>
          <text:p text:style-name="P9"><text:span text:style-name="T4">Multimedia: </text:span><text:span text:style-name="T6">La multimedia, en els seus orígens, no permetíen introduïr imatges en els navegadors web. Actualment, hi podem ficar-hi de todo en les pàgines web on hi tenim accés i material multimedia.</text:span></text:p>
        </text:list-item>
        <text:list-item>
          <text:p text:style-name="P9"><text:span text:style-name="T5">Tràfic mundial</text:span><text:span text:style-name="T4">: </text:span><text:span text:style-name="T5">Abans Internet era un caos, segons van haven't-hi més interconnexions de WWW, la informació está més centralitzada i això augmenta un gran tràfic mundial de xarxa.</text:span></text:p>
        </text:list-item>
        <text:list-item>
          <text:p text:style-name="P21">Emmagatzemament en en núvol: Via Web podem desar les nostres dades a un servidor remot gràcies a la bona construcció d'aquestes pàgines web com Mega.co.nz, Dropbox, etc.</text:p>
        </text:list-item>
        <text:list-item>
          <text:p text:style-name="P10"><text:span text:style-name="T7">Web 2.0: </text:span><text:span text:style-name="T8">La Web 2.0 és la transició que s'ha donat d'aplicacions tradicionals cap a aplicacions que funcionen a través del web enfocades a l'usuari final. Es tracta d'aplicacions que generin col · laboració i de serveis que reemplacin les aplicacions d'escriptori.</text:span></text:p>
        </text:list-item>
        <text:list-item>
          <text:p text:style-name="P11"><text:soft-page-break/><text:span text:style-name="T7">Web 3.0: </text:span><text:span text:style-name="T9">En definitiva, d'això tracta la Web 3.0, de pàgines capaces de comunicar-se amb altres pàgines mitjançant processament de llenguatge natural i, és just aquí quan cobra sentit el nexe entre la Web Semàntica i la Web 3.0. Aquesta és la principal interpretació que </text:span><text:span text:style-name="T9">es fa d'aquest terme.</text:span></text:p>
          <text:list>
            <text:list-item>
              <text:p text:style-name="P23"/>
            </text:list-item>
            <text:list-item>
              <text:p text:style-name="P23">Aplicació Web amb molt AJAX. </text:p>
            </text:list-item>
            <text:list-item>
              <text:p text:style-name="P23">Podran treballar totes juntes. </text:p>
            </text:list-item>
            <text:list-item>
              <text:p text:style-name="P23">Seran relativament petites. </text:p>
            </text:list-item>
            <text:list-item>
              <text:p text:style-name="P23">Gestionaran dades que estaran "en el núvol". </text:p>
            </text:list-item>
            <text:list-item>
              <text:p text:style-name="P23">Podran ser executades en qualsevol dispositiu (PC, telèfon mòbil, etc). </text:p>
            </text:list-item>
            <text:list-item>
              <text:p text:style-name="P23">Seran molt ràpides i molt personalitzables. </text:p>
            </text:list-item>
            <text:list-item>
              <text:p text:style-name="P23">Es podran distribuir viralment (correu electrònic, xarxes socials, serveis de missatgeries, etc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1-28T17:27:54</dc:date>
    <meta:editing-duration>PT16H55M31S</meta:editing-duration>
    <meta:editing-cycles>269</meta:editing-cycles>
    <meta:generator>LibreOffice/4.0.2.2$Linux_X86_64 LibreOffice_project/4c82dcdd6efcd48b1d8bba66bfe1989deee49c3</meta:generator>
    <meta:print-date>2013-10-17T10:14:07.303000000</meta:print-date>
    <dc:creator>alumne </dc:creator>
    <meta:document-statistic meta:table-count="0" meta:image-count="0" meta:object-count="0" meta:page-count="3" meta:paragraph-count="37" meta:word-count="718" meta:character-count="4333" meta:non-whitespace-character-count="3670"/>
  </office:meta>
</office:document-meta>
</file>